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6b58d"/>
    </style:style>
    <style:style style:name="P2" style:family="paragraph" style:parent-style-name="Heading_20_3">
      <style:text-properties fo:color="#2a6099" loext:opacity="100%" fo:font-size="22pt" style:font-size-asian="22pt" style:font-size-complex="22pt"/>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0">
      <style:text-properties fo:background-color="#ffff00"/>
    </style:style>
    <style:style style:name="P13" style:family="paragraph" style:parent-style-name="Text_20_body">
      <style:text-properties fo:background-color="#ffff00"/>
    </style:style>
    <style:style style:name="P14" style:family="paragraph" style:parent-style-name="Text_20_body">
      <style:text-properties officeooo:rsid="000aa1b0" officeooo:paragraph-rsid="000aa1b0"/>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Documentation du Projet</text:h>
      <text:h text:style-name="Heading_20_2" text:outline-level="2">Introduction</text:h>
      <text:p text:style-name="Text_20_body">Voici un récapitulatif des étapes et des progrès réalisés sur notre projet jusqu'à présent.</text:p>
      <text:p text:style-name="Text_20_body"/>
      <text:p text:style-name="P1">***** Le projet inclut la gestion des contrôleurs (Controllers), des modèles (Models) et du contexte de données (Data), avec la mise en place des opérations CRUD (Create, Read, Update, Delete) sur une base de données.</text:p>
      <text:h text:style-name="Heading_20_2" text:outline-level="2">Étapes Réalisées</text:h>
      <text:h text:style-name="Heading_20_3" text:outline-level="3">1. Modèles (Models)</text:h>
      <text:p text:style-name="Text_20_body">J'ai défini les classes de modèles représentant les différentes entités de notre application :</text:p>
      <text:list xml:id="list1427145498" text:style-name="L1">
        <text:list-item>
          <text:p text:style-name="P4">Agent</text:p>
        </text:list-item>
        <text:list-item>
          <text:p text:style-name="P4">Candidate</text:p>
        </text:list-item>
        <text:list-item>
          <text:p text:style-name="P4">Technology</text:p>
        </text:list-item>
        <text:list-item>
          <text:p text:style-name="P4">Question</text:p>
        </text:list-item>
        <text:list-item>
          <text:p text:style-name="P4">AnswerOption</text:p>
        </text:list-item>
        <text:list-item>
          <text:p text:style-name="P4">Quiz</text:p>
        </text:list-item>
        <text:list-item>
          <text:p text:style-name="P4">QuizQuestion</text:p>
        </text:list-item>
        <text:list-item>
          <text:p text:style-name="P3">ExperienceLevel</text:p>
        </text:list-item>
      </text:list>
      <text:h text:style-name="Heading_20_3" text:outline-level="3">2. Contexte de Données (Data/ApplicationDbContext)</text:h>
      <text:p text:style-name="Text_20_body">J'ai configuré le contexte de données pour inclure des propriétés permettant à Entity Framework Core d'interagir avec la base de données.</text:p>
      <text:h text:style-name="Heading_20_3" text:outline-level="3">3. Contrôleurs (Controllers)</text:h>
      <text:p text:style-name="Text_20_body">J'ai créé des contrôleurs pour chaque entité, comprenant des méthodes pour effectuer des opérations CRUD.</text:p>
      <text:h text:style-name="Heading_20_3" text:outline-level="3">4. Base de Données</text:h>
      <text:p text:style-name="Text_20_body">Avec Entity Framework Core, je peux générer et interagir avec une base de données SQL Server en utilisant des migrations.</text:p>
      <text:h text:style-name="Heading_20_2" text:outline-level="2">Ajout des Données de Test (Seed Data)</text:h>
      <text:p text:style-name="Text_20_body">Pour ajouter des données de test à notre base de données lors de la création ou de la mise à jour de la base de données, j'ai configuré le seeding des données dans notre contexte de base de données.</text:p>
      <text:h text:style-name="Heading_20_3" text:outline-level="3">Étapes pour Ajouter les Données de Test</text:h>
      <text:list xml:id="list3000727310" text:style-name="L2">
        <text:list-item>
          <text:p text:style-name="P6">J'ai ouvert le fichier <text:span text:style-name="Source_20_Text">ApplicationDbContext</text:span>.</text:p>
        </text:list-item>
        <text:list-item>
          <text:p text:style-name="P5"><text:soft-page-break/>J'ai ajouté les données de test dans la méthode de configuration de notre contexte de données.</text:p>
        </text:list-item>
      </text:list>
      <text:p text:style-name="P14">28/06/2024</text:p>
      <text:list xml:id="list465211041" text:style-name="L7">
        <text:list-item>
          <text:p text:style-name="P7"><text:span text:style-name="Strong_20_Emphasis"><text:span text:style-name="T2">Création de la Page de Connexion (Login)</text:span></text:span><text:span text:style-name="T2"> :</text:span></text:p>
        </text:list-item>
      </text:list>
      <text:list xml:id="list650447972" text:style-name="L8">
        <text:list-item>
          <text:p text:style-name="P9"><text:span text:style-name="T2">Utilisez la commande </text:span><text:span text:style-name="Source_20_Text"><text:span text:style-name="T2">dotnet aspnet-codegenerator</text:span></text:span><text:span text:style-name="T2"> pour générer les pages d'identité, y compris la page de connexion (</text:span><text:span text:style-name="Source_20_Text"><text:span text:style-name="T2">Login</text:span></text:span><text:span text:style-name="T2">).</text:span></text:p>
        </text:list-item>
        <text:list-item>
          <text:p text:style-name="P8"><text:span text:style-name="T2">Ajoutez les fichiers générés pour </text:span><text:span text:style-name="Source_20_Text"><text:span text:style-name="T2">Login.cshtml</text:span></text:span><text:span text:style-name="T2"> et </text:span><text:span text:style-name="Source_20_Text"><text:span text:style-name="T2">Login.cshtml.cs</text:span></text:span><text:span text:style-name="T2"> sous le dossier </text:span><text:span text:style-name="Source_20_Text"><text:span text:style-name="T2">Pages/Account</text:span></text:span><text:span text:style-name="T2">.</text:span></text:p>
        </text:list-item>
      </text:list>
      <text:list xml:id="list3783514513" text:style-name="L9">
        <text:list-item>
          <text:p text:style-name="P10"><text:span text:style-name="Strong_20_Emphasis"><text:span text:style-name="T2">Ajout de Liens de Navigation pour la Connexion</text:span></text:span><text:span text:style-name="T2"> :</text:span></text:p>
        </text:list-item>
      </text:list>
      <text:list xml:id="list1724250221" text:style-name="L10">
        <text:list-item>
          <text:p text:style-name="P11"><text:span text:style-name="T2">Ouvrez le fichier </text:span><text:span text:style-name="Source_20_Text"><text:span text:style-name="T2">_Layout.cshtml</text:span></text:span><text:span text:style-name="T2"> situé dans le dossier </text:span><text:span text:style-name="Source_20_Text"><text:span text:style-name="T2">Pages/Shared</text:span></text:span><text:span text:style-name="T2">.</text:span></text:p>
        </text:list-item>
        <text:list-item>
          <text:p text:style-name="P12">Ajoutez des liens de navigation pour la page de connexion dans la barre de navigation de votre site.</text:p>
        </text:list-item>
      </text:list>
      <text:p text:style-name="P13"/>
      <text:h text:style-name="Heading_20_2" text:outline-level="2">Conclusion</text:h>
      <text:p text:style-name="Text_20_body">En suivant ces étapes, j'ai configuré le seeding des données dans notre application ASP.NET Core. Cela inclut la création de rôles, d'utilisateurs, et d'autres entités initiales dans la base de données. Nous pouvons maintenant exécuter notre application et voir les données de test dans notre base de donné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6T20:44:43.599000000</meta:creation-date>
    <dc:date>2024-06-28T12:36:01.712000000</dc:date>
    <meta:editing-duration>PT2M50S</meta:editing-duration>
    <meta:editing-cycles>2</meta:editing-cycles>
    <meta:generator>LibreOffice/7.3.3.2$Windows_X86_64 LibreOffice_project/d1d0ea68f081ee2800a922cac8f79445e4603348</meta:generator>
    <meta:document-statistic meta:table-count="0" meta:image-count="0" meta:object-count="0" meta:page-count="2" meta:paragraph-count="35" meta:word-count="361" meta:character-count="2242" meta:non-whitespace-character-count="1932"/>
  </office:meta>
</office:document-meta>
</file>